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654in" svg:y="1.4201in">
            <draw:object draw:notify-on-update-of-ranges="Sheet1.A2:Sheet1.A8 Sheet1.D1:Sheet1.D1 Sheet1.D2:Sheet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6.4559in" svg:y="1.4957in">
            <draw:object draw:notify-on-update-of-ranges="Sheet1.A2:Sheet1.A2 Sheet1.A3:Sheet1.A8 Sheet1.D1:Sheet1.D1 Sheet1.D2:Sheet1.D8 Sheet1.H1:Sheet1.H1 Sheet1.H2:Sheet1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Tamanho da Entrada</text:p>
          </table:table-cell>
          <table:table-cell office:value-type="string">
            <text:p>Tempo médio Serial (ms)</text:p>
          </table:table-cell>
          <table:table-cell office:value-type="string">
            <text:p>Tempo Médio Paralelo (ms)</text:p>
          </table:table-cell>
          <table:table-cell office:value-type="string">
            <text:p>Speedup</text:p>
          </table:table-cell>
          <table:table-cell table:number-columns-repeated="3"/>
          <table:table-cell office:value-type="string">
            <text:p>Speedup sem Local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00456">
            <text:p>0.000045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003856">
            <text:p>0.000038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006788">
            <text:p>0.0000678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006976">
            <text:p>0.000069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001356">
            <text:p>0.000135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011432">
            <text:p>0.000114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002716">
            <text:p>0.000271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036772">
            <text:p>0.000367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0.00119452">
            <text:p>0.00119452</text:p>
          </table:table-cell>
          <table:table-cell office:value-type="float" office:value="8389.26174496644">
            <text:p>8389.2617449664</text:p>
          </table:table-cell>
          <table:table-cell/>
          <table:table-cell office:value-type="float" office:value="15">
            <text:p>15</text:p>
          </table:table-cell>
          <table:table-cell office:value-type="float" office:value="0.00173392">
            <text:p>0.00173392</text:p>
          </table:table-cell>
          <table:table-cell office:value-type="float" office:value="12795.9053103007">
            <text:p>12795.90531030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0.00892328">
            <text:p>0.00892328</text:p>
          </table:table-cell>
          <table:table-cell office:value-type="float" office:value="13801.0350776308">
            <text:p>13801.0350776308</text:p>
          </table:table-cell>
          <table:table-cell/>
          <table:table-cell office:value-type="float" office:value="120">
            <text:p>120</text:p>
          </table:table-cell>
          <table:table-cell office:value-type="float" office:value="0.0150684">
            <text:p>0.0150684</text:p>
          </table:table-cell>
          <table:table-cell office:value-type="float" office:value="8145.53353244638">
            <text:p>8145.533532446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952">
            <text:p>952</text:p>
          </table:table-cell>
          <table:table-cell office:value-type="float" office:value="0.0712012">
            <text:p>0.0712012</text:p>
          </table:table-cell>
          <table:table-cell office:value-type="float" office:value="13509.4779653304">
            <text:p>13509.4779653304</text:p>
          </table:table-cell>
          <table:table-cell/>
          <table:table-cell office:value-type="float" office:value="949">
            <text:p>949</text:p>
          </table:table-cell>
          <table:table-cell office:value-type="float" office:value="0.152983">
            <text:p>0.152983</text:p>
          </table:table-cell>
          <table:table-cell office:value-type="float" office:value="6154.32454668541">
            <text:p>6154.3245466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 style:data-style-name="N2" text:time-value="0000-00-00T01:05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2-28T01:33:31</dc:date>
    <dc:creator>guilherme </dc:creator>
    <meta:editing-duration>PT27M20S</meta:editing-duration>
    <meta:editing-cycles>2</meta:editing-cycles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4.755cm" svg:y="0.316cm" chart:style-name="ch2">
          <text:p>Blocking: Comparação Speedup</text:p>
        </chart:title>
        <chart:legend chart:legend-position="end" svg:x="11.428cm" svg:y="3.952cm" style:legend-expansion="high" chart:style-name="ch3"/>
        <chart:plot-area chart:style-name="ch4" table:cell-range-address="Sheet1.A2:Sheet1.A8 Sheet1.D1:Sheet1.D8 Sheet1.H1:Sheet1.H8" chart:data-source-has-labels="both" svg:x="0.77cm" svg:y="1.635cm" svg:width="10.018cm" svg:height="6.765cm">
          <chartooo:coordinate-region svg:x="1.947cm" svg:y="1.835cm" svg:width="8.841cm" svg:height="5.918cm"/>
          <chart:axis chart:dimension="x" chart:name="primary-x" chart:style-name="ch5" chartooo:axis-type="auto">
            <chartooo:date-scale/>
            <chart:categories table:cell-range-address="Sheet1.A3:Sheet1.A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label-cell-address="Sheet1.D1:Sheet1.D1" chart:class="chart:line">
            <chart:data-point chart:repeated="7"/>
          </chart:series>
          <chart:series chart:style-name="ch8" chart:values-cell-range-address="Sheet1.H2:Sheet1.H8" chart:label-cell-address="Sheet1.H1:Sheet1.H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1:Sheet1.D1</svg:desc>
                </draw:g>
              </table:table-cell>
              <table:table-cell office:value-type="string">
                <text:p>Speedup sem Local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3:Sheet1.A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0">
                <text:p>0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389.26174496644">
                <text:p>8389.26174496644</text:p>
              </table:table-cell>
              <table:table-cell office:value-type="float" office:value="12795.9053103007">
                <text:p>12795.90531030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801.0350776308">
                <text:p>13801.0350776308</text:p>
              </table:table-cell>
              <table:table-cell office:value-type="float" office:value="8145.53353244638">
                <text:p>8145.53353244638</text:p>
              </table:table-cell>
            </table:table-row>
            <table:table-row>
              <table:table-cell office:value-type="string"/>
              <table:table-cell office:value-type="float" office:value="13509.4779653304">
                <text:p>13509.4779653304</text:p>
              </table:table-cell>
              <table:table-cell office:value-type="float" office:value="6154.32454668541">
                <text:p>6154.32454668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55cm" svg:y="0.316cm" chart:style-name="ch2">
          <text:p>Speedup x Tamanho da Entrada</text:p>
        </chart:title>
        <chart:subtitle svg:x="4.609cm" svg:y="1.275cm" chart:style-name="ch3">
          <text:p>Multipliacação de Matrizes Quadradas</text:p>
        </chart:subtitle>
        <chart:plot-area chart:style-name="ch4" table:cell-range-address="Sheet1.A2:Sheet1.A8 Sheet1.D1:Sheet1.D8" chart:data-source-has-labels="both" svg:x="0.77cm" svg:y="2.318cm" svg:width="14.59cm" svg:height="6.082cm">
          <chartooo:coordinate-region svg:x="1.947cm" svg:y="2.517cm" svg:width="13.133cm" svg:height="5.236cm"/>
          <chart:axis chart:dimension="x" chart:name="primary-x" chart:style-name="ch5" chartooo:axis-type="auto">
            <chartooo:date-scale/>
            <chart:categories table:cell-range-address="Sheet1.A2:Sheet1.A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label-cell-address="Sheet1.D1:Sheet1.D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389.26174496644">
                <text:p>8389.261744966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801.0350776308">
                <text:p>13801.035077630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509.4779653304">
                <text:p>13509.4779653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